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1">
      <style:paragraph-properties fo:margin-top="0.0138in" fo:margin-bottom="0.25in" loext:contextual-spacing="true" fo:line-height="100%" fo:keep-with-next="always">
        <style:tab-stops>
          <style:tab-stop style:position="0in"/>
        </style:tab-stops>
      </style:paragraph-properties>
      <style:text-properties style:font-name="Calibri" fo:font-size="24pt" style:text-underline-style="none" fo:font-weight="bold" style:font-size-asian="24pt" style:font-weight-asian="bold" style:font-size-complex="24pt"/>
    </style:style>
    <style:style style:name="P3" style:family="paragraph" style:parent-style-name="Standard" style:list-style-name="WWNum1">
      <style:paragraph-properties fo:margin-top="0.0138in" fo:margin-bottom="0.25in" loext:contextual-spacing="true" fo:line-height="100%" fo:text-align="center" style:justify-single-word="false" fo:keep-with-next="always">
        <style:tab-stops>
          <style:tab-stop style:position="0in"/>
        </style:tab-stops>
      </style:paragraph-properties>
      <style:text-properties style:font-name="Calibri" fo:font-size="24pt" style:text-underline-style="none" fo:font-weight="bold" style:font-size-asian="24pt" style:font-weight-asian="bold" style:font-size-complex="24pt"/>
    </style:style>
    <style:style style:name="P4" style:family="paragraph" style:parent-style-name="Standard" style:list-style-name="WWNum1">
      <style:paragraph-properties fo:margin-top="0.0138in" fo:margin-bottom="0.25in" loext:contextual-spacing="true" fo:line-height="100%" fo:text-align="center" style:justify-single-word="false" fo:keep-with-next="always">
        <style:tab-stops>
          <style:tab-stop style:position="0in"/>
        </style:tab-stops>
      </style:paragraph-properties>
      <style:text-properties style:font-name="Calibri" fo:font-size="30pt" fo:font-weight="bold" style:font-size-asian="30pt" style:font-weight-asian="bold" style:font-size-complex="30pt"/>
    </style:style>
    <style:style style:name="P5" style:family="paragraph" style:parent-style-name="Standard" style:list-style-name="WWNum1">
      <style:paragraph-properties fo:margin-top="0.0138in" fo:margin-bottom="0.25in" loext:contextual-spacing="true" fo:line-height="100%" fo:text-align="center" style:justify-single-word="false" fo:keep-with-next="always">
        <style:tab-stops>
          <style:tab-stop style:position="0in"/>
        </style:tab-stops>
      </style:paragraph-properties>
      <style:text-properties style:font-name="Calibri" fo:font-size="36pt" fo:font-style="italic" fo:font-weight="bold" style:font-size-asian="36pt" style:font-style-asian="italic" style:font-weight-asian="bold" style:font-size-complex="36pt"/>
    </style:style>
    <style:style style:name="P6" style:family="paragraph" style:parent-style-name="Standard" style:list-style-name="WWNum1" style:master-page-name="Standard">
      <style:paragraph-properties fo:margin-top="0.0138in" fo:margin-bottom="0.25in" loext:contextual-spacing="true" fo:line-height="100%" style:page-number="1" fo:keep-with-next="always">
        <style:tab-stops>
          <style:tab-stop style:position="0in"/>
        </style:tab-stops>
      </style:paragraph-properties>
      <style:text-properties style:font-name="Calibri" fo:font-size="24pt" style:text-underline-style="none" fo:font-weight="bold" style:font-size-asian="24pt" style:font-weight-asian="bold" style:font-size-complex="24pt"/>
    </style:style>
    <style:style style:name="P7" style:family="paragraph" style:parent-style-name="Standard">
      <style:paragraph-properties fo:margin-top="0in" fo:margin-bottom="0in" loext:contextual-spacing="false"/>
      <style:text-properties style:font-name="Courier New" fo:font-weight="bold" fo:background-color="#ffffff" style:font-name-asian="Courier New1" style:font-weight-asian="bold" style:font-name-complex="Courier New1"/>
    </style:style>
    <style:style style:name="P8" style:family="paragraph" style:parent-style-name="Standard">
      <style:paragraph-properties fo:margin-top="0in" fo:margin-bottom="0in" loext:contextual-spacing="false"/>
      <style:text-properties style:font-name="Calibri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libri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libri" fo:font-size="24pt" fo:font-weight="bold" style:font-name-asian="Courier New1" style:font-size-asian="24pt" style:font-weight-asian="bold" style:font-name-complex="Courier New1" style:font-size-complex="24pt"/>
    </style:style>
    <style:style style:name="P11" style:family="paragraph" style:parent-style-name="Standard">
      <style:paragraph-properties fo:margin-top="0in" fo:margin-bottom="0in" loext:contextual-spacing="false"/>
      <style:text-properties style:font-name="Calibri" fo:font-size="14pt" style:font-name-asian="Courier New1" style:font-size-asian="14pt" style:font-name-complex="Courier New1" style:font-size-complex="14pt"/>
    </style:style>
    <style:style style:name="P12" style:family="paragraph" style:parent-style-name="Standard">
      <style:paragraph-properties fo:margin-top="0in" fo:margin-bottom="0in" loext:contextual-spacing="false"/>
      <style:text-properties style:font-name="Calibri" fo:font-size="14pt" style:font-size-asian="14pt" style:font-size-complex="14pt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Calibri" fo:font-size="14pt" style:font-name-asian="Courier New1" style:font-size-asian="14pt" style:font-name-complex="Courier New1" style:font-size-complex="14pt"/>
    </style:style>
    <style:style style:name="P14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  <style:text-properties style:font-name="Calibri" fo:font-size="14pt" style:font-name-asian="Courier New1" style:font-size-asian="14pt" style:font-name-complex="Courier New1" style:font-size-complex="14pt"/>
    </style:style>
    <style:style style:name="P15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style:font-name="Calibri" fo:font-size="14pt" style:font-size-asian="14pt" style:font-size-complex="14pt"/>
    </style:style>
    <style:style style:name="P1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alibri" fo:font-size="14pt" style:font-size-asian="14pt" style:font-size-complex="14pt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true" fo:text-indent="-0.3228in" style:auto-text-indent="false"/>
      <style:text-properties style:font-name="Calibri" fo:font-size="14pt" style:font-name-asian="Courier New1" style:font-size-asian="14pt" style:font-name-complex="Courier New1" style:font-size-complex="14pt"/>
    </style:style>
    <style:style style:name="P18" style:family="paragraph" style:parent-style-name="Standard" style:list-style-name="WWNum4">
      <style:paragraph-properties fo:margin-left="0.5in" fo:margin-right="0in" fo:margin-top="0in" fo:margin-bottom="0in" loext:contextual-spacing="true" fo:text-indent="-0.3228in" style:auto-text-indent="false"/>
      <style:text-properties style:font-name="Calibri" fo:font-size="14pt" fo:background-color="#ffffff" style:font-name-asian="Courier New1" style:font-size-asian="14pt" style:font-name-complex="Courier New1" style:font-size-complex="14pt"/>
    </style:style>
    <style:style style:name="P19" style:family="paragraph" style:parent-style-name="Standard">
      <style:paragraph-properties fo:margin-left="0.4791in" fo:margin-right="0in" fo:margin-top="0in" fo:margin-bottom="0in" loext:contextual-spacing="false" fo:text-indent="-0.5in" style:auto-text-indent="false"/>
      <style:text-properties style:font-name="Calibri" fo:font-size="14pt" fo:background-color="#ffffff" style:font-name-asian="Courier New1" style:font-size-asian="14pt" style:font-name-complex="Courier New1" style:font-size-complex="14pt"/>
    </style:style>
    <style:style style:name="T1" style:family="text">
      <style:text-properties fo:font-size="24pt" fo:font-weight="bold" style:font-name-asian="Courier New1" style:font-size-asian="24pt" style:font-weight-asian="bold" style:font-name-complex="Courier New1" style:font-size-complex="24pt"/>
    </style:style>
    <style:style style:name="T2" style:family="text">
      <style:text-properties style:font-name="Courier New" fo:font-size="24pt" fo:font-weight="bold" style:font-name-asian="Courier New1" style:font-size-asian="24pt" style:font-weight-asian="bold" style:font-name-complex="Courier New1" style:font-size-complex="24pt"/>
    </style:style>
    <style:style style:name="T3" style:family="text">
      <style:text-properties style:font-name="Courier New" fo:font-size="18pt" fo:font-weight="bold" style:font-name-asian="Courier New1" style:font-size-asian="18pt" style:font-weight-asian="bold" style:font-name-complex="Courier New1" style:font-size-complex="18pt"/>
    </style:style>
    <style:style style:name="T4" style:family="text">
      <style:text-properties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5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6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7" style:family="text">
      <style:text-properties style:font-name="Courier New" fo:font-weight="bold" style:font-name-asian="Courier New1" style:font-weight-asian="bold" style:font-name-complex="Courier New1"/>
    </style:style>
    <style:style style:name="T8" style:family="text">
      <style:text-properties style:font-name="Courier New" fo:font-weight="bold" fo:background-color="#ffffff" loext:char-shading-value="0" style:font-name-asian="Courier New1" style:font-weight-asian="bold" style:font-name-complex="Courier New1"/>
    </style:style>
    <style:style style:name="T9" style:family="text">
      <style:text-properties fo:color="#555555" fo:font-size="10.5pt" fo:font-weight="bold" fo:background-color="#ffffff" loext:char-shading-value="0" style:font-size-asian="10.5pt" style:font-weight-asian="bold" style:font-size-complex="10.5pt"/>
    </style:style>
    <style:style style:name="T10" style:family="text">
      <style:text-properties officeooo:rsid="000e47e6"/>
    </style:style>
    <style:style style:name="T11" style:family="text">
      <style:text-properties fo:font-size="18pt" fo:font-weight="bold" style:font-name-asian="Courier New1" style:font-size-asian="18pt" style:font-weight-asian="bold" style:font-name-complex="Courier New1" style:font-size-complex="18pt"/>
    </style:style>
    <style:style style:name="T12" style:family="text">
      <style:text-properties fo:font-size="14pt" fo:font-weight="bold" style:font-name-asian="Courier New1" style:font-size-asian="14pt" style:font-weight-asian="bold" style:font-name-complex="Courier New1" style:font-size-complex="14pt"/>
    </style:style>
    <style:style style:name="T13" style:family="text">
      <style:text-properties fo:font-size="14pt" style:font-name-asian="Courier New1" style:font-size-asian="14pt" style:font-name-complex="Courier New1" style:font-size-complex="14pt"/>
    </style:style>
    <style:style style:name="T14" style:family="text">
      <style:text-properties fo:font-size="12pt" style:font-name-asian="Courier New1" style:font-size-asian="12pt" style:font-name-complex="Courier New1" style:font-size-complex="12pt"/>
    </style:style>
    <style:style style:name="T15" style:family="text">
      <style:text-properties fo:font-size="12pt" fo:font-weight="bold" style:font-name-asian="Courier New1" style:font-size-asian="12pt" style:font-weight-asian="bold" style:font-name-complex="Courier New1" style:font-size-complex="12pt"/>
    </style:style>
    <style:style style:name="T16" style:family="text">
      <style:text-properties fo:font-weight="bold" fo:background-color="#ffffff" loext:char-shading-value="0" style:font-name-asian="Courier New1" style:font-weight-asian="bold" style:font-name-complex="Courier New1"/>
    </style:style>
    <style:style style:name="T17" style:family="text">
      <style:text-properties fo:font-weight="bold" style:font-name-asian="Courier New1" style:font-weight-asian="bold" style:font-name-complex="Courier New1"/>
    </style:style>
    <style:style style:name="T18" style:family="text">
      <style:text-properties style:font-name-asian="Courier New1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5033502176341779" text:style-name="WWNum1">
        <text:list-item>
          <text:p text:style-name="P6">Προγραμματισμός (Ε)</text:p>
        </text:list-item>
        <text:list-item>
          <text:p text:style-name="P2">ΕΡΓΑΣΙΑ 1</text:p>
        </text:list-item>
        <text:list-item>
          <text:p text:style-name="P3"/>
        </text:list-item>
        <text:list-item>
          <text:p text:style-name="P4"/>
        </text:list-item>
        <text:list-item>
          <text:p text:style-name="P5">ΕΙΣΑΓΩΓΗ</text:p>
        </text:list-item>
      </text:list>
      <text:p text:style-name="P8"/>
      <text:p text:style-name="P8"/>
      <text:p text:style-name="P9"><text:span text:style-name="T1">Μαρία Φράγκου </text:span><text:span text:style-name="T9">151159</text:span></text:p>
      <text:p text:style-name="P9"><text:span text:style-name="T1">Χαράλαμπος Πανταζής </text:span><text:span text:style-name="T9">161029</text:span></text:p>
      <text:p text:style-name="P10">Α3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12"><text:soft-page-break/><text:span text:style-name="T11">1) </text:span><text:span text:style-name="T17">α. </text:span><text:span text:style-name="T18">Πρόγραμμα είναι μια συγκεκριμένη ακολουθία εντολών που δίνουμε στον υπολογιστή, ώστε να τις εκτελέσει και να μας δώσει το επιθυμητό αποτέλεσμα. </text:span></text:p>
      <text:p text:style-name="P12"/>
      <text:p text:style-name="P12"><text:span text:style-name="T17">β. </text:span><text:span text:style-name="T18">Τα βήματα ανάπτυξης και εκτέλεσης ενός προγράμματος C είναι τα εξής:</text:span></text:p>
      <text:list xml:id="list6008747073083137653" text:style-name="WWNum5">
        <text:list-item>
          <text:p text:style-name="P14">Δημιουργία αρχείου <text:s/>(editing) που περιέχει τον κώδικα σε οποιοδήποτε συντάκτη κειμένου (το όνομα του αρχείου πρέπει να τελειώνει σε .c)</text:p>
        </text:list-item>
        <text:list-item>
          <text:p text:style-name="P14">Μεταγλώττιση αρχείου (compilation) που κάνει ο compiler, παράγοντας αρχείο που είναι ο αντικειμενικός κώδικας- κώδικας μηχανής (το όνομα του αρχείου πρέπει να τελειώνει σε .o)</text:p>
        </text:list-item>
        <text:list-item>
          <text:p text:style-name="P14">Σύνδεση (linking) που κάνει ο linker. Το όνομα του αρχείου που παράγει ο linker τελειώνει σε .exe και είναι το πρόγραμμά μας.</text:p>
        </text:list-item>
        <text:list-item>
          <text:p text:style-name="P14">Τρέξιμο του προγράμματος (running).</text:p>
        </text:list-item>
      </text:list>
      <text:p text:style-name="P12"/>
      <text:p text:style-name="P12"><text:span text:style-name="T17">γ. </text:span><text:span text:style-name="T18">Οι γενικές κατηγορίες λαθών των προγραμμάτων είναι οι εξής:</text:span></text:p>
      <text:p text:style-name="P12"/>
      <text:list xml:id="list3954006823955921175" text:style-name="WWNum2">
        <text:list-item>
          <text:p text:style-name="P15"><text:span text:style-name="T17">Συντακτικά Λάθη</text:span><text:span text:style-name="T18">: σφάλματα λόγω παραβίασης της σύνταξης της γλώσσας.</text:span></text:p>
        </text:list-item>
        <text:list-item>
          <text:p text:style-name="P15"><text:span text:style-name="T17">Λάθος κατά την εκτέλεση: </text:span><text:span text:style-name="T18">ένα σφάλμα που συνέβη κατά την εκτέλεση ενός προγράμματος.</text:span></text:p>
        </text:list-item>
        <text:list-item>
          <text:p text:style-name="P15"><text:span text:style-name="T17">Λογικά λάθη</text:span><text:span text:style-name="T18">: σφάλματα που οφείλονται στο γεγονός ότι οι προδιαγραφές του προγράμματος δεν τηρούνται.</text:span></text:p>
        </text:list-item>
      </text:list>
      <text:p text:style-name="P16"><text:span text:style-name="T18"><text:s/></text:span></text:p>
      <text:p text:style-name="P12"><text:span text:style-name="T17">2)</text:span><text:span text:style-name="T16"><text:line-break/></text:span></text:p>
      <text:p text:style-name="P11">Το παραπάνω πρόγραμμα έχει ορισμένα συντακτικά λάθη:</text:p>
      <text:p text:style-name="P12"/>
      <text:list xml:id="list6144600925382790492" text:style-name="WWNum4">
        <text:list-item>
          <text:p text:style-name="P17">Στη γραμμή 11, δεν έχουν κλείσει τα εισαγωγικά, πριν την παρένθεση. </text:p>
        </text:list-item>
        <text:list-item>
          <text:p text:style-name="P18">Στη γραμμή 17, η μεταβλητή c θα έπρεπε να είναι κεφαλαίο γράμμα (C), εφόσον έτσι έχει δηλωθεί.</text:p>
        </text:list-item>
      </text:list>
      <text:p text:style-name="P19"><text:s text:c="2"/>3. Στη γραμμή 19, έχει γραφτεί χαρακτήρας που δεν <text:s text:c="2"/>αναγνωρίζεται (στη συγκεκριμένη περίπτωση το ελληνικό γράμμα Ε).</text:p>
      <text:p text:style-name="P19"><text:s text:c="2"/>4. Στη γραμμή 20, έχει γραφτεί ως δεσμευμένη λέξη η εντολή “prantf”, ενώ γράφεται “printf”.</text:p>
      <text:p text:style-name="P8"><text:span text:style-name="T15"/></text:p>
      <text:p text:style-name="P8"/>
      <text:p text:style-name="P8"><text:soft-page-break/><text:span text:style-name="T11">3) </text:span><text:span text:style-name="T13">Το πρόγραμμα εκτελείται ορθά για τις διάφορες τιμές εισόδου, όμως παρατηρούνται μη επιθυμητά αποτελέσματα στη διαίρεση αριθμών που έχουν σαν πηλίκο, αριθμό με δεκαδικό μέρος. Συγκεκριμένα, το δεκαδικό μέρος παραλείπεται.</text:span></text:p>
      <text:p text:style-name="P11">Επίσης, παρατηρείται σφάλμα στον υπολογισμό του πηλίκου για Β=0.</text:p>
      <text:p text:style-name="P12"/>
      <text:p text:style-name="P8"/>
      <text:p text:style-name="P8"><text:span text:style-name="T11">4)</text:span><text:span text:style-name="T14"> </text:span><text:span text:style-name="T13">Παρατηρούνται μη ορθά αποτελέσματα, διότι υπερβαίνεται το εύρος των τιμών που καλύπτει η μεταβλητή.</text:span></text:p>
      <text:p text:style-name="P8"/>
      <text:p text:style-name="P8"><text:span text:style-name="T11">5)</text:span><text:span text:style-name="T15"> </text:span><text:span text:style-name="T13">Οι προτάσεις είναι:</text:span></text:p>
      <text:list xml:id="list7033759645473093551" text:style-name="WWNum3">
        <text:list-item>
          <text:p text:style-name="P13">να αποκλειστεί η περίπτωση του Β=0, ίσως με μια <text:span text:style-name="T10">assert.</text:span></text:p>
        </text:list-item>
        <text:list-item>
          <text:p text:style-name="P13">όλες οι μεταβλητές να είναι dou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position="0% 100%" fo:font-size="36pt" fo:font-weight="bold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14" style:num-prefix="(" style:num-suffix=")" style:num-format="1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1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16" style:num-prefix="(" style:num-suffix=")" style:num-format="i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1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18" style:num-prefix="(" style:num-suffix=")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Linux_X86_64 LibreOffice_project/20m0$Build-2</meta:generator>
    <dc:date>2016-10-13T17:51:33.632380857</dc:date>
    <meta:editing-duration>PT2M43S</meta:editing-duration>
    <meta:editing-cycles>1</meta:editing-cycles>
    <meta:document-statistic meta:table-count="0" meta:image-count="0" meta:object-count="0" meta:page-count="3" meta:paragraph-count="31" meta:word-count="318" meta:character-count="2040" meta:non-whitespace-character-count="1745"/>
  </office:meta>
</office:document-meta>
</file>